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b8e" officeooo:paragraph-rsid="00158b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0:27:23.434598957</meta:creation-date>
    <meta:generator>LibreOffice/7.3.7.2$Linux_X86_64 LibreOffice_project/30$Build-2</meta:generator>
    <dc:date>2022-12-09T11:05:29.689573895</dc:date>
    <meta:editing-duration>PT27M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